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C8E20D413833872491.jpg" manifest:media-type="image/jpeg"/>
  <manifest:file-entry manifest:full-path="Pictures/100000000000049D000003134E1ECD386E30E0EA.jpg" manifest:media-type="image/jpeg"/>
  <manifest:file-entry manifest:full-path="Pictures/1000000000000FA000001770732ADD87E313AD24.jpg" manifest:media-type="image/jpeg"/>
  <manifest:file-entry manifest:full-path="Pictures/100000000000032000000213249551A75A0CE534.jpg" manifest:media-type="image/jpeg"/>
  <manifest:file-entry manifest:full-path="Pictures/10000000000003BF0000031DDB7593638FAB0CE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34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8.113cm" svg:height="5.406cm" svg:x="1.399cm" svg:y="5.115cm" presentation:class="graphic">
          <draw:image xlink:href="Pictures/100000000000049D000003134E1ECD386E30E0EA.jpg" xlink:type="simple" xlink:show="embed" xlink:actuate="onLoad">
            <text:p/>
          </draw:image>
        </draw:frame>
        <draw:frame draw:style-name="gr1" draw:text-style-name="P1" draw:layer="layout" svg:width="8.113cm" svg:height="5.384cm" svg:x="9.919cm" svg:y="5.126cm" presentation:class="graphic">
          <draw:image xlink:href="Pictures/100000000000032000000213249551A75A0CE534.jpg" xlink:type="simple" xlink:show="embed" xlink:actuate="onLoad">
            <text:p/>
          </draw:image>
        </draw:frame>
        <draw:frame draw:style-name="gr1" draw:text-style-name="P1" draw:layer="layout" svg:width="3.872cm" svg:height="5.809cm" svg:x="20.559cm" svg:y="4.913cm" presentation:class="graphic">
          <draw:image xlink:href="Pictures/1000000000000FA000001770732ADD87E313AD24.jpg" xlink:type="simple" xlink:show="embed" xlink:actuate="onLoad">
            <text:p/>
          </draw:image>
        </draw:frame>
        <draw:frame presentation:style-name="pr2" draw:layer="layout" svg:width="8.113cm" svg:height="5.809cm" svg:x="18.439cm" svg:y="11.276cm" presentation:class="outline" presentation:placeholder="true">
          <draw:text-box/>
        </draw:frame>
        <draw:frame draw:style-name="gr1" draw:text-style-name="P1" draw:layer="layout" svg:width="6.507cm" svg:height="5.408cm" svg:x="10.721cm" svg:y="11.476cm" presentation:class="graphic" presentation:user-transformed="true">
          <draw:image xlink:href="Pictures/10000000000003BF0000031DDB7593638FAB0CE3.jpg" xlink:type="simple" xlink:show="embed" xlink:actuate="onLoad">
            <text:p/>
          </draw:image>
        </draw:frame>
        <draw:frame draw:style-name="gr1" draw:text-style-name="P1" draw:layer="layout" svg:width="8.113cm" svg:height="5.408cm" svg:x="1.399cm" svg:y="11.476cm" presentation:class="graphic">
          <draw:image xlink:href="Pictures/100000000000012C000000C8E20D4138338724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34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" draw:id="id2" draw:layer="layout" svg:width="8.113cm" svg:height="5.406cm" svg:x="1.399cm" svg:y="5.115cm" presentation:class="graphic" presentation:user-transformed="true">
          <draw:image xlink:href="Pictures/100000000000049D000003134E1ECD386E30E0EA.jpg" xlink:type="simple" xlink:show="embed" xlink:actuate="onLoad">
            <text:p/>
          </draw:image>
        </draw:frame>
        <draw:frame draw:style-name="gr1" draw:text-style-name="P1" xml:id="id3" draw:id="id3" draw:layer="layout" svg:width="8.113cm" svg:height="5.384cm" svg:x="9.919cm" svg:y="5.126cm" presentation:class="graphic">
          <draw:image xlink:href="Pictures/100000000000032000000213249551A75A0CE534.jpg" xlink:type="simple" xlink:show="embed" xlink:actuate="onLoad">
            <text:p/>
          </draw:image>
        </draw:frame>
        <draw:frame draw:style-name="gr1" draw:text-style-name="P1" xml:id="id4" draw:id="id4" draw:layer="layout" svg:width="3.872cm" svg:height="5.809cm" svg:x="20.559cm" svg:y="4.913cm" presentation:class="graphic">
          <draw:image xlink:href="Pictures/1000000000000FA000001770732ADD87E313AD24.jpg" xlink:type="simple" xlink:show="embed" xlink:actuate="onLoad">
            <text:p/>
          </draw:image>
        </draw:frame>
        <draw:frame presentation:style-name="pr2" draw:layer="layout" svg:width="8.113cm" svg:height="5.809cm" svg:x="18.439cm" svg:y="11.276cm" presentation:class="outline" presentation:placeholder="true">
          <draw:text-box/>
        </draw:frame>
        <draw:frame draw:style-name="gr1" draw:text-style-name="P1" xml:id="id6" draw:id="id6" draw:layer="layout" svg:width="6.507cm" svg:height="5.408cm" svg:x="10.721cm" svg:y="11.476cm" presentation:class="graphic" presentation:user-transformed="true">
          <draw:image xlink:href="Pictures/10000000000003BF0000031DDB7593638FAB0CE3.jpg" xlink:type="simple" xlink:show="embed" xlink:actuate="onLoad">
            <text:p/>
          </draw:image>
        </draw:frame>
        <draw:frame draw:style-name="gr1" draw:text-style-name="P1" xml:id="id5" draw:id="id5" draw:layer="layout" svg:width="8.113cm" svg:height="5.408cm" svg:x="1.399cm" svg:y="11.476cm" presentation:class="graphic">
          <draw:image xlink:href="Pictures/100000000000012C000000C8E20D413833872491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2" smil:attributeName="visibility" smil:to="visible"/>
                  <anim:transitionFilter smil:dur="2s" smil:targetElement="id2" smil:type="pinWheelWipe" smil:subtype="oneBlade"/>
                </anim:par>
              </anim:par>
              <anim:par smil:begin="2s">
                <anim:par smil:begin="3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05s" smil:fill="hold" smil:targetElement="id3" smil:attributeName="visibility" smil:to="visible"/>
                  <anim:transitionFilter smil:dur="0.25s" smil:targetElement="id3" smil:type="barWipe" smil:subtype="topToBottom"/>
                </anim:par>
              </anim:par>
              <anim:par smil:begin="5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circle">
                  <anim:animateMotion smil:dur="2s" smil:fill="hold" smil:targetElement="id6" svg:path="M 0 0  C 0.069 0  0.125 0.07461  0.125 0.16655  C 0.125 0.25849  0.069 0.3331  0 0.3331  C -0.069 0.3331  -0.125 0.25849  -0.125 0.16655  C -0.125 0.07461  -0.069 0  0 0  Z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7:46:46.882201264</meta:creation-date>
    <meta:generator>LibreOffice/5.1.4.2$Linux_X86_64 LibreOffice_project/10m0$Build-2</meta:generator>
    <dc:date>2016-12-06T18:11:12.286783794</dc:date>
    <meta:editing-duration>PT24M25S</meta:editing-duration>
    <meta:editing-cycles>1</meta:editing-cycles>
    <meta:document-statistic meta:object-count="39"/>
  </office:meta>
</office:document-meta>
</file>